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57CEB6535865152C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BrightBlue-subtitle">
      <style:graphic-properties draw:fill-color="#ffffff" draw:auto-grow-height="true" fo:min-height="12.182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8cm"/>
    </style:style>
    <style:style style:name="pr4" style:family="presentation" style:parent-style-name="BrightBlue-outline1">
      <style:graphic-properties fo:min-height="11.932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draw:auto-grow-height="true" fo:min-height="3.46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7.700000762939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M Mono 10"/>
    </style:style>
    <style:style style:name="T7" style:family="text">
      <style:text-properties style:font-name="Liberation Sans1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192cm" svg:height="12.182cm" svg:x="1.399cm" svg:y="5.068cm" presentation:class="subtitle" presentation:user-transformed="true">
          <draw:text-box>
            <text:p><text:span text:style-name="T1">UT Austin Astronomy</text:span></text:p>
            <text:p><text:span text:style-name="T2">Practical Introduction to Departmental Computing</text:span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><text:span text:style-name="T3"/></text:p>
          </draw:text-box>
        </draw:frame>
        <draw:frame draw:style-name="gr1" draw:text-style-name="P2" draw:layer="layout" svg:width="11.684cm" svg:height="3.806cm" svg:x="0.762cm" svg:y="17.272cm">
          <draw:text-box>
            <text:p>Brian W. Mulligan</text:p>
            <text:p>UT Austin</text:p>
            <text:p>Astronomy Grad. Student Orientation</text:p>
            <text:p>22 Aug 2016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531cm" svg:x="1.399cm" svg:y="0.769cm" presentation:class="title" presentation:user-transformed="true">
          <draw:text-box>
            <text:p>General departmental resource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“astro” (astro.as.utexas.edu)</text:p>
                <text:list>
                  <text:list-header>
                    <text:p>email server</text:p>
                    <text:p>web server (~/www)</text:p>
                    <text:list>
                      <text:list-header>
                        <text:p>Contact IT / Jim Umbarger</text:p>
                      </text:list-header>
                    </text:list>
                    <text:p><text:span text:style-name="T5">limited</text:span> storage space (~2 TB for all users)</text:p>
                    <text:p>available from on or off campus via ssh</text:p>
                    <text:p>may need to use VPN for off-campus access starting sometime so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email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username@astro.as.utexas.edu</text:p>
                <text:p>Use any <text:tab/>IMAP/SMTP email client</text:p>
                <text:list>
                  <text:list-header>
                    <text:p>Thunderbird is recommended if you’re not sure of clients; otherwise use whatever you want.</text:p>
                  </text:list-header>
                </text:list>
                <text:p>Incoming email: astro.as.utexas.edu:993</text:p>
                <text:list>
                  <text:list-item>
                    <text:list>
                      <text:list-header>
                        <text:p>SSL/TLS, Normal Password</text:p>
                      </text:list-header>
                    </text:list>
                  </text:list-item>
                </text:list>
                <text:p>Outgoing: astro.as.utexas.edu:587</text:p>
                <text:list>
                  <text:list-header>
                    <text:p>STARTTLS, Normal Password</text:p>
                  </text:list-header>
                </text:list>
                <text:p>Can set up automatic forwarding to any other email (i.e. your gmail)</text:p>
                <text:list>
                  <text:list-header>
                    <text:p><text:span text:style-name="T6">ssh astro.as.utexas.edu</text:span></text:p>
                    <text:p><text:span text:style-name="T6">echo username@gmail.com &gt; .forward</text:span></text:p>
                    <text:p><text:span text:style-name="T6">logout</text:span></text:p>
                  </text:list-header>
                </text:list>
                <text:p><text:span text:style-name="T7">Note: astro is considered a secure server for DOE/DOD purposes. </text:span><text:span text:style-name="T7">Gmail is not.</text:span></text:p>
                <text:p><text:span text:style-name="T7">Email lists: </text:span><text:span text:style-name="T7"><text:a xlink:href="mailto:graduate@astro" xlink:type="simple">graduate@astro</text:a></text:span><text:span text:style-name="T7">…. goes to all grad students and some </text:span><text:span text:style-name="T7">administration people</text:span></text:p>
                <text:p><text:span text:style-name="T7">gradonly@astro… social list, goes only to grad students and a few </text:span><text:span text:style-name="T7">former grad students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494cm" svg:height="3.468cm" svg:x="1.399cm" svg:y="0.8cm" presentation:class="title">
          <draw:text-box>
            <text:p>Departmental resources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3">
              <text:list-header>
                <text:p>“Self”-managed machines</text:p>
                <text:list>
                  <text:list-header>
                    <text:p>variety of machines, some storage oriented, some computation oriented</text:p>
                    <text:p>ask your research advisor (once you have one)</text:p>
                  </text:list-header>
                </text:list>
                <text:p>Available Departmental software/licenses</text:p>
                <text:list>
                  <text:list-header>
                    <text:p><text:span text:style-name="T6">/opt/local</text:span></text:p>
                    <text:p>anaconda, IDL, IRAF, Mathematica</text:p>
                    <text:p>May require modifiying your .bashrc or .cshrc to access</text:p>
                    <text:p>IDL: </text:p>
                    <text:list>
                      <text:list-header>
                        <text:p><text:span text:style-name="T6">source /opt/local/idl_8.0/idl/idl/bin/idl_setup</text:span></text:p>
                        <text:p><text:span text:style-name="T6">export IDL_DIR=”/opt/local/idl_8.0/idl/idl”</text:span></text:p>
                        <text:p><text:span text:style-name="T6">export IDL_PATH=”/opt/local/idl_8.0/idl/idl:+/opt/local/idl_8.0/idl/external/lib:+/opt/local/idlext/idlastro/pro”</text:span></text:p>
                        <text:p><text:span text:style-name="T6">export IDL_STARTUP=”~/idl/idlstartup”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External resource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Texas Advanced Computing Center (TACC)</text:p>
                <text:p>Large scale storage and computing resources</text:p>
                <text:list>
                  <text:list-header>
                    <text:p>stampede: 6400 nodes, 522,000+ cores</text:p>
                    <text:list>
                      <text:list-header>
                        <text:p>HPC, visualization</text:p>
                      </text:list-header>
                    </text:list>
                    <text:p>lonestar: 1252 nodes, 30,000+ cores</text:p>
                    <text:list>
                      <text:list-header>
                        <text:p>visualization, some HPC</text:p>
                      </text:list-header>
                    </text:list>
                    <text:p>rodeo (875 TB), corral (6 PB), stockyard (20 PB), ranch (160 PB)</text:p>
                    <text:list>
                      <text:list-header>
                        <text:p>data storage</text:p>
                      </text:list-header>
                    </text:list>
                  </text:list-header>
                </text:list>
                <text:p>Log in to portal.tacc.utexas.edu to create an account</text:p>
                <text:p>Ask your advisor to add you to their group to get access to computational resources.</text:p>
                <text:p>If your advisor doesn’t have an allocation, it is pretty easy to set one up.</text:p>
                <text:p>Allocations of 100,000 cpu-hours are easy to get; allocations of up to ~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Useful resoruce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<text:span text:style-name="T8">Grad student wiki</text:span></text:p>
                <text:list>
                  <text:list-header>
                    <text:p/>
                    <text:p>TA info, Grad officers &amp; info, astro-ph host list, Coffee shops, other stuff</text:p>
                  </text:list-header>
                </text:list>
                <text:p><text:span text:style-name="T8">GSPS</text:span></text:p>
                <text:p><text:a xlink:href="http://www.as.utexas.edu/~jsilverman/gsps.html" xlink:type="simple">http://www.as.utexas.edu/~jsilverman/gsps.html</text:a></text:p>
                <text:p><text:span text:style-name="T8">slack (astrodata.slack.com)</text:span></text:p>
                <text:p>log in with your astro.as.utexas.edu email and you will be granted automatic access</text:p>
                <text:p><text:span text:style-name="T8">github</text:span></text:p>
                <text:p>OttoStruve repository for UT Austin astronomers (mostly current and former grad students)</text:p>
              </text:list-header>
            </text:list>
          </draw:text-box>
        </draw:frame>
        <draw:frame draw:style-name="gr3" draw:text-style-name="P2" draw:layer="layout" svg:width="17.319cm" svg:height="1.185cm" svg:x="4.017cm" svg:y="6.689cm">
          <draw:text-box>
            <text:p><text:a xlink:href="https://wikis.utexas.edu/display/AstroGS/Welcome" xlink:type="simple">https://wikis.utexas.edu/display/AstroGS/Welcome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Your gradbox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Main storage / computation resource</text:p>
                <text:p>You are (more or less) responsible for access and administration</text:p>
                <text:p>If you don’t have root access (admin privileges), request it.</text:p>
                <text:p>Static IP (will be printed on the tag)</text:p>
                <text:p>Accessible from on or off campus</text:p>
                <text:list>
                  <text:list-header>
                    <text:p>Suggestions that it will be put behind VPN, but so far they are all still accessible off-campus</text:p>
                  </text:list-header>
                </text:list>
                <text:p>Keep OS/software up to date</text:p>
                <text:p>Security is important! Your machine will be subject to constant attacks. I strongly recommend limiting access via the hosts.deny and hosts.allow files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Programm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Gradboxes probably don’t have much for computational tools installed</text:p>
                <text:p>Python available on macs, will probably need to install it on linux.</text:p>
                <text:p>Scisoft version of python available on /opt/local</text:p>
                <text:p>g++/gfortran will probably need to be installed.</text:p>
                <text:list>
                  <text:list-header>
                    <text:p>For 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Command lin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item>
                <text:p>Ssh</text:p>
              </text:list-item>
              <text:list-item>
                <text:p>Ls</text:p>
              </text:list-item>
              <text:list-item>
                <text:p>Mkdir</text:p>
              </text:list-item>
              <text:list-item>
                <text:p>Rm</text:p>
              </text:list-item>
              <text:list-item>
                <text:p>vi</text:p>
              </text:list-item>
              <text:list-item>
                <text:p>Cp/Scp/rsync</text:p>
              </text:list-item>
              <text:list-item>
                <text:p>Screen</text:p>
              </text:list-item>
              <text:list-item>
                <text:p>Top</text:p>
              </text:list-item>
              <text:list-item>
                <text:p>Scripting</text:p>
              </text:list-item>
              <text:list-item>
                <text:p>Sudo</text:p>
              </text:list-item>
              <text:list-item>
                <text:p>Directory tree</text:p>
              </text:list-item>
              <text:list-item>
                <text:p>Lots more!</text:p>
                <text:list>
                  <text:list-item>
                    <text:p>https://docs.google.com/spreadsheets/d/1gXSVH110WN0htXjwXBxfhxgwBO83nECreNHKypRwmWI/ed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use-window-font-color="tru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use-window-font-color="tru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Sun-Set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7" draw:layer="backgroundobjects" svg:width="21.644cm" svg:height="4.467cm" svg:x="-0.161cm" svg:y="0.3cm">
        <draw:image xlink:href="Pictures/100010580000909C0000166FD21A14F0A9096EB5.svg" xlink:type="simple" xlink:show="embed" xlink:actuate="onLoad">
          <text:p/>
        </draw:image>
        <draw:image xlink:href="Pictures/1000020100000577000000D957CEB6535865152C.png" xlink:type="simple" xlink:show="embed" xlink:actuate="onLoad"/>
      </draw:frame>
      <draw:frame presentation:style-name="BrightBlue-title" draw:layer="backgroundobjects" svg:width="19.494cm" svg:height="3.468cm" svg:x="1.399cm" svg:y="0.8cm" presentation:class="title" presentation:placeholder="true">
        <draw:text-box/>
      </draw:frame>
      <draw:frame presentation:style-name="BrightBlue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2" draw:layer="backgroundobjects" svg:width="6.521cm" svg:height="1.447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7cm" svg:x="9.571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7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Mulligan</meta:initial-creator>
    <meta:creation-date>2016-02-23T22:05:29.049079969</meta:creation-date>
    <dc:date>2016-08-22T11:17:29.213082370</dc:date>
    <meta:editing-duration>PT7H35S</meta:editing-duration>
    <meta:editing-cycles>29</meta:editing-cycles>
    <meta:generator>LibreOffice/5.1.5.2$Linux_X86_64 LibreOffice_project/10$Build-2</meta:generator>
    <meta:document-statistic meta:object-count="70"/>
  </office:meta>
</office:document-meta>
</file>